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Lunar Clock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 Mega 2650 R3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1061</text:p>
          </table:table-cell>
          <table:table-cell table:style-name="ce8" office:value-type="currency" office:currency="USD" office:value="45.95" calcext:value-type="currency">
            <text:p>$45.95</text:p>
          </table:table-cell>
          <table:table-cell table:style-name="ce8" table:formula="of:=[.A4]*[.E4]" office:value-type="currency" office:currency="USD" office:value="45.95" calcext:value-type="currency">
            <text:p>$45.95</text:p>
          </table:table-cell>
          <table:table-cell office:value-type="string" calcext:value-type="string">
            <text:p><text:a xlink:href="https://www.sparkfun.com/products/11061" xlink:type="simple">https://www.sparkfun.com/products/11061</text:a>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Amazon</text:p>
          </table:table-cell>
          <table:table-cell table:style-name="ce7" office:value-type="string" calcext:value-type="string">
            <text:p>B003XZSZWO</text:p>
          </table:table-cell>
          <table:table-cell table:style-name="ce8" office:value-type="currency" office:currency="USD" office:value="5.69" calcext:value-type="currency">
            <text:p>$5.69</text:p>
          </table:table-cell>
          <table:table-cell table:style-name="ce8" table:formula="of:=[.A5]*[.E5]" office:value-type="currency" office:currency="USD" office:value="5.69" calcext:value-type="currency">
            <text:p>$5.69</text:p>
          </table:table-cell>
          <table:table-cell office:value-type="string" calcext:value-type="string">
            <text:p><text:a xlink:href="http://www.amazon.com/gp/product/B003XZSZWO" xlink:type="simple">http://www.amazon.com/gp/product/B003XZSZWO</text:a></text:p>
          </table:table-cell>
          <table:table-cell office:value-type="string" calcext:value-type="string">
            <text:p>Arduino Vin. 9V is important for stepper motor <text:s/>power. Sparkfun was out of stock when I wrote this list up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Wifi Shield CC3000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2071</text:p>
          </table:table-cell>
          <table:table-cell table:style-name="ce8" office:value-type="currency" office:currency="USD" office:value="39.95" calcext:value-type="currency">
            <text:p>$39.95</text:p>
          </table:table-cell>
          <table:table-cell table:style-name="ce8" table:formula="of:=[.A6]*[.E6]" office:value-type="currency" office:currency="USD" office:value="39.95" calcext:value-type="currency">
            <text:p>$39.95</text:p>
          </table:table-cell>
          <table:table-cell office:value-type="string" calcext:value-type="string">
            <text:p><text:a xlink:href="https://www.sparkfun.com/products/12071" xlink:type="simple">https://www.sparkfun.com/products/12071</text:a>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TransmogriShiel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1469</text:p>
          </table:table-cell>
          <table:table-cell table:style-name="ce8" office:value-type="currency" office:currency="USD" office:value="14.95" calcext:value-type="currency">
            <text:p>$14.95</text:p>
          </table:table-cell>
          <table:table-cell table:style-name="ce8" table:formula="of:=[.A7]*[.E7]" office:value-type="currency" office:currency="USD" office:value="14.95" calcext:value-type="currency">
            <text:p>$14.95</text:p>
          </table:table-cell>
          <table:table-cell office:value-type="string" calcext:value-type="string">
            <text:p><text:a xlink:href="https://www.sparkfun.com/products/11469" xlink:type="simple">https://www.sparkfun.com/products/11469</text:a></text:p>
          </table:table-cell>
          <table:table-cell office:value-type="string" calcext:value-type="string">
            <text:p>Interfaces between Mega and Shield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8BYJ-48 12V unipolar stepper motor, 5mm flattened shaft</text:p>
          </table:table-cell>
          <table:table-cell table:style-name="ce3" office:value-type="string" calcext:value-type="string">
            <text:p>Adafruit</text:p>
          </table:table-cell>
          <table:table-cell table:style-name="ce7" office:value-type="string" calcext:value-type="string">
            <text:p>28BYJ-48 12V</text:p>
          </table:table-cell>
          <table:table-cell table:style-name="ce8" office:value-type="currency" office:currency="USD" office:value="4.95" calcext:value-type="currency">
            <text:p>$4.95</text:p>
          </table:table-cell>
          <table:table-cell table:style-name="ce8" table:formula="of:=[.A8]*[.E8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://www.adafruit.com/products/918" xlink:type="simple">http://www.adafruit.com/products/918</text:a></text:p>
          </table:table-cell>
          <table:table-cell office:value-type="string" calcext:value-type="string">
            <text:p>To rotate the wheel of lunar images. <text:s/>Note: other motors with the same part number and voltage have different specifications (steps per revolution, resistance)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ctobotics Set Screw Hub - 5mm Bor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04</text:p>
          </table:table-cell>
          <table:table-cell table:style-name="ce8" office:value-type="currency" office:currency="USD" office:value="4.99" calcext:value-type="currency">
            <text:p>$4.99</text:p>
          </table:table-cell>
          <table:table-cell table:style-name="ce8" table:formula="of:=[.A9]*[.E9]" office:value-type="currency" office:currency="USD" office:value="4.99" calcext:value-type="currency">
            <text:p>$4.99</text:p>
          </table:table-cell>
          <table:table-cell office:value-type="string" calcext:value-type="string">
            <text:p><text:a xlink:href="https://www.sparkfun.com/products/12404" xlink:type="simple">https://www.sparkfun.com/products/12404</text:a></text:p>
          </table:table-cell>
          <table:table-cell office:value-type="string" calcext:value-type="string">
            <text:p>5mm and set-screw to fit the stepper shaft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achine Screw - Socket Head (6-32 ; 1/2"; 25 pack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15</text:p>
          </table:table-cell>
          <table:table-cell table:style-name="ce8" office:value-type="currency" office:currency="USD" office:value="2.95" calcext:value-type="currency">
            <text:p>$2.95</text:p>
          </table:table-cell>
          <table:table-cell table:style-name="ce8" table:formula="of:=[.A10]*[.E10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2415" xlink:type="simple">https://www.sparkfun.com/products/12415</text:a></text:p>
          </table:table-cell>
          <table:table-cell office:value-type="string" calcext:value-type="string">
            <text:p>to hold lunar disks wheel to hub. <text:s/>We need only 4, but they come in a set of 25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hoto-interrupter, 10mm gap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SEN-09299</text:p>
          </table:table-cell>
          <table:table-cell table:style-name="ce8" office:value-type="currency" office:currency="USD" office:value="1.95" calcext:value-type="currency">
            <text:p>$1.95</text:p>
          </table:table-cell>
          <table:table-cell table:style-name="ce8" table:formula="of:=[.A11]*[.E11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s://www.sparkfun.com/products/9299" xlink:type="simple">https://www.sparkfun.com/products/9299</text:a></text:p>
          </table:table-cell>
          <table:table-cell office:value-type="string" calcext:value-type="string">
            <text:p>The lunar wheel slot is design to fit this part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hoto-interrupter breakout boar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BOB-09322</text:p>
          </table:table-cell>
          <table:table-cell table:style-name="ce8" office:value-type="currency" office:currency="USD" office:value="1.5" calcext:value-type="currency">
            <text:p>$1.50</text:p>
          </table:table-cell>
          <table:table-cell table:style-name="ce8" table:formula="of:=[.A12]*[.E12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9322" xlink:type="simple">https://www.sparkfun.com/products/9322</text:a>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sistor, 220ohm, 1/4watt, 5%</text:p>
          </table:table-cell>
          <table:table-cell table:style-name="ce3"/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13]*[.E13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XXX tally up when you count parts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dboard - Full-Size (Bare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12615 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14]*[.E14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12615" xlink:type="simple">https://www.sparkfun.com/products/12615</text:a></text:p>
          </table:table-cell>
          <table:table-cell office:value-type="string" calcext:value-type="string">
            <text:p>XXX Rethink how to distribute Vin vs. 5V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6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5]*[.E15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6" xlink:type="simple">https://www.sparkfun.com/products/8026</text:a></text:p>
          </table:table-cell>
          <table:table-cell office:value-type="string" calcext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6]*[.E16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7]*[.E17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8]*[.E18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rown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7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9]*[.E19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7" xlink:type="simple">https://www.sparkfun.com/products/8027</text:a></text:p>
          </table:table-cell>
          <table:table-cell office:value-type="string" calcext:value-type="string">
            <text:p>Vin wires. <text:s/>Normally I use Green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k-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0116</text:p>
          </table:table-cell>
          <table:table-cell table:style-name="ce8" office:value-type="currency" office:currency="USD" office:value="1.5" calcext:value-type="currency">
            <text:p>$1.50</text:p>
          </table:table-cell>
          <table:table-cell table:style-name="ce8" table:formula="of:=[.A20]*[.E20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5 for the stepper motor connections; XXX some for the slot sensor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iode, 1N4004, 400V, axial, Cut Tape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1N4004FSCT-ND</text:p>
          </table:table-cell>
          <table:table-cell table:style-name="ce8" office:value-type="currency" office:currency="USD" office:value="0.167" calcext:value-type="currency">
            <text:p>$0.17</text:p>
          </table:table-cell>
          <table:table-cell table:style-name="ce8" table:formula="of:=[.A21]*[.E21]" office:value-type="currency" office:currency="USD" office:value="1.67" calcext:value-type="currency">
            <text:p>$1.67</text:p>
          </table:table-cell>
          <table:table-cell/>
          <table:table-cell office:value-type="string" calcext:value-type="string">
            <text:p>Need 4 for the stepper, but they come in lots of 10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ransistor, TIP120, TO-220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497-2539-5-ND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8" table:formula="of:=[.A22]*[.E22]" office:value-type="currency" office:currency="USD" office:value="2.24" calcext:value-type="currency">
            <text:p>$2.24</text:p>
          </table:table-cell>
          <table:table-cell/>
          <table:table-cell office:value-type="string" calcext:value-type="string">
            <text:p>For steppper control</text:p>
          </table:table-cell>
          <table:table-cell table:style-name="ce3" table:number-columns-repeated="1016"/>
        </table:table-row>
        <table:table-row table:style-name="ro4">
          <table:table-cell table:style-name="ce3"/>
          <table:table-cell office:value-type="string" calcext:value-type="string">
            <text:p>XXX resistors to TIP120 control</text:p>
          </table:table-cell>
          <table:table-cell table:style-name="ce3"/>
          <table:table-cell table:style-name="ce7"/>
          <table:table-cell table:style-name="ce8"/>
          <table:table-cell table:style-name="ce8" table:formula="of:=[.A23]*[.E23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aser cut wheel of lunar images</text:p>
          </table:table-cell>
          <table:table-cell table:style-name="ce3" office:value-type="string" calcext:value-type="string">
            <text:p>Ponoko</text:p>
          </table:table-cell>
          <table:table-cell table:style-name="ce7" office:value-type="string" calcext:value-type="string">
            <text:p>My custom design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8" table:formula="of:=[.A24]*[.E24]" office:value-type="currency" office:currency="USD" office:value="30" calcext:value-type="currency">
            <text:p>$30.00</text:p>
          </table:table-cell>
          <table:table-cell office:value-type="string" calcext:value-type="string">
            <text:p>See LunarWheel.svg</text:p>
          </table:table-cell>
          <table:table-cell office:value-type="string" calcext:value-type="string">
            <text:p>XXX update the price when you do the final wheel and other parts that fit on that board. Give material as well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XX more to come</text:p>
          </table:table-cell>
          <table:table-cell table:style-name="ce3"/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25]*[.E25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7"/>
          <table:table-cell table:style-name="ce8"/>
          <table:table-cell table:style-name="ce8" table:formula="of:=SUM([.F4:.F25])" office:value-type="currency" office:currency="USD" office:value="176.74" calcext:value-type="currency">
            <text:p>$176.74</text:p>
          </table:table-cell>
          <table:table-cell table:number-columns-repeated="2"/>
          <table:table-cell table:style-name="ce3" table:number-columns-repeated="1016"/>
        </table:table-row>
        <table:table-row table:style-name="ro2" table:number-rows-repeated="14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22:20:45.065657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43M39S</meta:editing-duration>
    <meta:editing-cycles>64</meta:editing-cycles>
    <meta:generator>LibreOffice/4.2.8.2$Linux_X86_64 LibreOffice_project/420m0$Build-2</meta:generator>
    <dc:date>2015-10-29T22:36:38.240740647</dc:date>
    <meta:document-statistic meta:table-count="1" meta:cell-count="169" meta:object-count="0"/>
    <meta:user-defined meta:name="Info 1"/>
    <meta:user-defined meta:name="Info 2"/>
    <meta:user-defined meta:name="Info 3"/>
    <meta:user-defined meta:name="Info 4"/>
  </office:meta>
</office:document-meta>
</file>